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public class product {<text:line-break/>int sr_no;<text:line-break/>String name;<text:line-break/>int qty;<text:line-break/>int price;</text:p>
      <text:p text:style-name="Text_20_body"/>
      <text:p text:style-name="Text_20_body">@Override<text:line-break/>public String toString() {<text:line-break/>return "product{" +<text:line-break/>"sr_no=" + sr_no +<text:line-break/>", name='" + name + '\'' +<text:line-break/>", qty=" + qty +<text:line-break/>", price=" + price +<text:line-break/>'}';<text:line-break/>}</text:p>
      <text:p text:style-name="Text_20_body"/>
      <text:p text:style-name="Text_20_body">public product(int sr_no, String name, int qty, int price) {<text:line-break/>this.sr_no = sr_no;<text:line-break/>this.name = name;<text:line-break/>this.qty = qty;<text:line-break/>this.price = price;<text:line-break/>}</text:p>
      <text:p text:style-name="Text_20_body"/>
      <text:p text:style-name="Text_20_body">public int getSr_no() {<text:line-break/>return sr_no;<text:line-break/>}</text:p>
      <text:p text:style-name="Text_20_body"/>
      <text:p text:style-name="Text_20_body">public void setSr_no(int sr_no) {<text:line-break/>this.sr_no = sr_no;<text:line-break/>}</text:p>
      <text:p text:style-name="Text_20_body"/>
      <text:p text:style-name="Text_20_body">public String getName() {<text:line-break/>return name;<text:line-break/>}</text:p>
      <text:p text:style-name="Text_20_body"/>
      <text:p text:style-name="Text_20_body"><text:soft-page-break/>public void setName(String name) {<text:line-break/>this.name = name;<text:line-break/>}</text:p>
      <text:p text:style-name="Text_20_body"/>
      <text:p text:style-name="Text_20_body">public int getQty() {<text:line-break/>return qty;<text:line-break/>}</text:p>
      <text:p text:style-name="Text_20_body"/>
      <text:p text:style-name="Text_20_body">public void setQty(int qty) {<text:line-break/>this.qty = qty;<text:line-break/>}</text:p>
      <text:p text:style-name="Text_20_body"/>
      <text:p text:style-name="Text_20_body">public int getPrice() {<text:line-break/>return price;<text:line-break/>}</text:p>
      <text:p text:style-name="Text_20_body"/>
      <text:p text:style-name="Text_20_body">public void setPrice(int price) {<text:line-break/>this.price = price;<text:line-break/>}<text:line-break/>}</text:p>
      <text:p text:style-name="Standard">-----------------------------------------------------------------------------------------------------------------------</text:p>
      <text:p text:style-name="Text_20_body">import java.util.ArrayList;<text:line-break/>import java.util.List;<text:line-break/>import java.util.Scanner;<text:line-break/>public class Main {<text:line-break/>static Scanner sc = new Scanner(System.in);<text:line-break/>static List&lt;product&gt; plist = new ArrayList&lt;&gt;();<text:line-break/>public static void main(String[] args) {<text:line-break/>product p1 = new product(1, "soap", 1, 50);<text:line-break/>product p2 = new product(2, "Shampoo", 1, 80);<text:line-break/>product p3 = new product(3, "pencil", 1, 30);<text:line-break/>plist.add(p1);<text:line-break/>plist.add(p2);<text:line-break/>plist.add(p3);<text:line-break/>while (true) {<text:line-break/>System.out.println("1.search 2.display 3.edit 4.remove 5.exit");<text:line-break/>System.out.println("enter the choice");<text:line-break/>int ch = sc.nextInt();</text:p>
      <text:p text:style-name="Text_20_body"><text:soft-page-break/></text:p>
      <text:p text:style-name="Text_20_body">switch (ch) {<text:line-break/>case 1:<text:line-break/>search();<text:line-break/>break;<text:line-break/>case 2:<text:line-break/>System.out.println(plist);<text:line-break/>break;<text:line-break/>case 3:edit();<text:line-break/>break;<text:line-break/>case 4:<text:line-break/>remove();<text:line-break/>break;<text:line-break/>case 5:<text:line-break/>System.exit(0);<text:line-break/>}</text:p>
      <text:p text:style-name="Text_20_body"/>
      <text:p text:style-name="Text_20_body">}</text:p>
      <text:p text:style-name="Text_20_body"/>
      <text:p text:style-name="Text_20_body">}</text:p>
      <text:p text:style-name="Text_20_body"/>
      <text:p text:style-name="Text_20_body">public static void search() {<text:line-break/>product p;<text:line-break/>System.out.println("enter the item to be searched");<text:line-break/>String pro = sc.next();<text:line-break/>for(int i=0;i&lt;plist.size();i++){<text:line-break/>p=plist.get(i);<text:line-break/>if(pro.equals(p.name)){<text:line-break/>System.out.println("item exists");<text:line-break/>}<text:line-break/>else System.out.printf("Item does not exist");<text:line-break/>}</text:p>
      <text:p text:style-name="Text_20_body"/>
      <text:p text:style-name="Text_20_body">}<text:line-break/>public static void edit(){<text:line-break/>product p;<text:line-break/>System.out.println("enter the serial no to edit");<text:line-break/>int s_no=sc.nextInt();<text:line-break/><text:soft-page-break/>System.out.println("enter the price");<text:line-break/>int price=sc.nextInt();<text:line-break/>for(int i=0;i&lt;plist.size();i++){<text:line-break/>p=plist.get(i);<text:line-break/>if(s_no==p.sr_no){<text:line-break/>p.setPrice(price);<text:line-break/>}<text:line-break/>}<text:line-break/>}<text:line-break/>public static void remove(){<text:line-break/>product p;<text:line-break/>System.out.println("enter the serial no to remove");<text:line-break/>int s_no=sc.nextInt();<text:line-break/>for(int i=0;i&lt;plist.size();i++){<text:line-break/>p=plist.get(i);<text:line-break/>if(s_no==p.sr_no){<text:line-break/>plist.remove(p);<text:line-break/>}<text:line-break/>}<text:line-break/>}<text:line-break/>}</text:p>
      <text:p text:style-name="Standard">--------------------------------------------------------------------------------------------------------------------------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02T11:09:23.879000000</meta:creation-date>
    <dc:date>2021-12-02T11:10:59.240000000</dc:date>
    <meta:editing-duration>PT1M36S</meta:editing-duration>
    <meta:editing-cycles>1</meta:editing-cycles>
    <meta:document-statistic meta:table-count="0" meta:image-count="0" meta:object-count="0" meta:page-count="4" meta:paragraph-count="19" meta:word-count="308" meta:character-count="2419" meta:non-whitespace-character-count="2130"/>
    <meta:generator>LibreOffice/7.1.7.2$Windows_X86_64 LibreOffice_project/c6a4e3954236145e2acb0b65f68614365aeee33f</meta:generator>
  </office:meta>
</office:document-meta>
</file>